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189b34" style:font-name-asian="Noto Sans CJK SC Regular" style:font-size-asian="12pt" style:font-name-complex="FreeSans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fo:font-style="italic" officeooo:rsid="001a6335" officeooo:paragraph-rsid="00189b34" style:font-name-asian="Noto Sans CJK SC Regular" style:font-size-asian="12pt" style:font-style-asian="italic" style:font-name-complex="FreeSans" style:font-size-complex="12pt" style:font-style-complex="italic"/>
    </style:style>
    <style:style style:name="P3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28538" officeooo:paragraph-rsid="00189b34" style:font-name-asian="Noto Sans CJK SC Regular" style:font-size-asian="12pt" style:font-name-complex="FreeSans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189b34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" fo:font-size="12pt" fo:language="uk" fo:country="UA" officeooo:paragraph-rsid="00189b34" style:font-size-asian="12pt" style:font-size-complex="12pt"/>
    </style:style>
    <style:style style:name="P6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" fo:font-size="12pt" officeooo:rsid="001bfcd0" officeooo:paragraph-rsid="0027a7bb" style:font-size-asian="12pt" style:font-size-complex="12pt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89b34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5484d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a67f6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c4116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e1726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7a7bb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189b34" style:font-name-asian="Noto Sans CJK SC Regular" style:font-size-asian="12pt" style:font-name-complex="FreeSans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27a7bb" style:font-name-asian="Noto Sans CJK SC Regular" style:font-size-asian="12pt" style:font-name-complex="FreeSans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242283" officeooo:paragraph-rsid="00189b34" style:font-name-asian="Noto Sans CJK SC Regular" style:font-size-asian="12pt" style:font-name-complex="FreeSans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189b34" style:font-size-asian="12pt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25484d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27a7bb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3c7d60" officeooo:paragraph-rsid="00189b34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634e1" officeooo:paragraph-rsid="00189b34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82d0e" officeooo:paragraph-rsid="00189b34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2ecd8f" officeooo:paragraph-rsid="00189b34" style:font-style-asian="normal" style:font-style-complex="normal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2ecd8f" officeooo:paragraph-rsid="001e1726" style:font-style-asian="normal" style:font-style-complex="normal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41c6eb" officeooo:paragraph-rsid="00189b34" style:font-style-asian="normal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43a15b" officeooo:paragraph-rsid="00189b34" style:font-style-asian="normal" style:font-style-complex="normal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189b34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25484d"/>
    </style:style>
    <style:style style:name="P2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fo:font-style="normal" officeooo:rsid="00331474" officeooo:paragraph-rsid="00189b34" style:font-name-asian="Noto Sans CJK SC Regular" style:font-size-asian="12pt" style:font-style-asian="normal" style:font-name-complex="FreeSans" style:font-size-complex="12pt" style:font-style-complex="normal"/>
    </style:style>
    <style:style style:name="P2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27a7bb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89e3" style:font-style-asian="italic" style:font-style-complex="italic"/>
    </style:style>
    <style:style style:name="T3" style:family="text">
      <style:text-properties fo:font-style="italic" style:font-name-asian="Noto Sans CJK SC Regular" style:font-style-asian="italic" style:font-name-complex="FreeSans" style:font-style-complex="italic"/>
    </style:style>
    <style:style style:name="T4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5" style:family="text">
      <style:text-properties fo:font-style="italic" officeooo:rsid="002089e3" style:font-name-asian="Noto Sans CJK SC Regular" style:font-style-asian="italic" style:font-name-complex="FreeSans" style:font-style-complex="italic"/>
    </style:style>
    <style:style style:name="T6" style:family="text">
      <style:text-properties officeooo:rsid="004502e3"/>
    </style:style>
    <style:style style:name="T7" style:family="text">
      <style:text-properties style:text-position="sub 58%" style:font-name-asian="Noto Sans CJK SC Regular" style:font-name-complex="FreeSans"/>
    </style:style>
    <style:style style:name="T8" style:family="text">
      <style:text-properties style:text-position="sub 58%" officeooo:rsid="004502e3" style:font-name-asian="Noto Sans CJK SC Regular" style:font-name-complex="FreeSans"/>
    </style:style>
    <style:style style:name="T9" style:family="text">
      <style:text-properties style:text-position="sub 58%" officeooo:rsid="001a6335" style:font-name-asian="Noto Sans CJK SC Regular" style:font-name-complex="FreeSans"/>
    </style:style>
    <style:style style:name="T10" style:family="text">
      <style:text-properties style:text-position="sub 58%" fo:font-style="normal" style:font-style-asian="normal" style:font-style-complex="normal"/>
    </style:style>
    <style:style style:name="T11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2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3" style:family="text">
      <style:text-properties style:text-position="sub 58%" fo:font-size="12pt" fo:language="uk" fo:country="UA" officeooo:rsid="002089e3" style:font-name-asian="Noto Sans CJK SC Regular" style:font-size-asian="12pt" style:font-name-complex="FreeSans" style:font-size-complex="12pt"/>
    </style:style>
    <style:style style:name="T14" style:family="text">
      <style:text-properties style:text-position="sub 58%" fo:font-size="12pt" fo:language="uk" fo:country="UA" officeooo:rsid="0015a149" style:font-name-asian="Noto Sans CJK SC Regular" style:font-size-asian="12pt" style:font-name-complex="FreeSans" style:font-size-complex="12pt"/>
    </style:style>
    <style:style style:name="T15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6" style:family="text">
      <style:text-properties style:text-position="sub 58%" fo:font-size="12pt" fo:language="uk" fo:country="UA" officeooo:rsid="001f3702" style:font-name-asian="Noto Sans CJK SC Regular" style:font-size-asian="12pt" style:font-name-complex="FreeSans" style:font-size-complex="12pt"/>
    </style:style>
    <style:style style:name="T17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05d324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2089e3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29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30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31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32" style:family="text">
      <style:text-properties style:text-position="sub 58%" fo:font-size="12pt" fo:language="uk" fo:country="UA" officeooo:rsid="0040232e" style:font-name-asian="Times New Roman1" style:font-size-asian="12pt" style:font-name-complex="Times New Roman1" style:font-size-complex="12pt"/>
    </style:style>
    <style:style style:name="T33" style:family="text">
      <style:text-properties style:text-position="sub 58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34" style:family="text">
      <style:text-properties style:text-position="sub 58%" fo:language="uk" fo:country="UA" fo:font-style="normal" officeooo:rsid="0020ed2f" style:font-name-asian="Noto Sans CJK SC Regular" style:font-style-asian="normal" style:font-name-complex="FreeSans" style:font-style-complex="normal"/>
    </style:style>
    <style:style style:name="T35" style:family="text">
      <style:text-properties style:text-position="sub 58%" fo:language="uk" fo:country="UA" fo:font-style="normal" officeooo:rsid="000c6998" style:font-name-asian="Noto Sans CJK SC Regular" style:font-style-asian="normal" style:font-name-complex="FreeSans" style:font-style-complex="normal"/>
    </style:style>
    <style:style style:name="T36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37" style:family="text">
      <style:text-properties style:text-position="sub 58%" fo:language="uk" fo:country="UA" officeooo:rsid="000c6998"/>
    </style:style>
    <style:style style:name="T38" style:family="text">
      <style:text-properties style:text-position="sub 58%" fo:language="uk" fo:country="UA" officeooo:rsid="001a6335" style:font-name-asian="Noto Sans CJK SC Regular" style:font-name-complex="FreeSans"/>
    </style:style>
    <style:style style:name="T39" style:family="text">
      <style:text-properties style:text-position="sub 58%" style:font-name="Times New Roman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40" style:family="text">
      <style:text-properties style:text-position="sub 58%" officeooo:rsid="000c6998"/>
    </style:style>
    <style:style style:name="T41" style:family="text">
      <style:text-properties style:text-position="sub 58%" style:font-name="Times New Roman" fo:language="uk" fo:country="UA" officeooo:rsid="000c6998"/>
    </style:style>
    <style:style style:name="T42" style:family="text">
      <style:text-properties style:text-position="sub 58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43" style:family="text">
      <style:text-properties style:font-name-asian="Noto Sans CJK SC Regular" style:font-name-complex="FreeSans"/>
    </style:style>
    <style:style style:name="T44" style:family="text">
      <style:text-properties officeooo:rsid="004502e3" style:font-name-asian="Noto Sans CJK SC Regular" style:font-name-complex="FreeSans"/>
    </style:style>
    <style:style style:name="T45" style:family="text">
      <style:text-properties officeooo:rsid="0046f8b1" style:font-name-asian="Noto Sans CJK SC Regular" style:font-name-complex="FreeSans"/>
    </style:style>
    <style:style style:name="T46" style:family="text">
      <style:text-properties officeooo:rsid="001dc853" style:font-name-asian="Noto Sans CJK SC Regular" style:font-name-complex="FreeSans"/>
    </style:style>
    <style:style style:name="T47" style:family="text">
      <style:text-properties officeooo:rsid="001a6335" style:font-name-asian="Noto Sans CJK SC Regular" style:font-name-complex="FreeSans"/>
    </style:style>
    <style:style style:name="T48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49" style:family="text">
      <style:text-properties fo:font-style="normal" officeooo:rsid="000d2bcb" style:font-style-asian="normal" style:font-style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fo:font-style="italic" officeooo:rsid="002089e3" style:font-name-asian="Noto Sans CJK SC Regular" style:font-style-asian="italic" style:font-name-complex="FreeSans" style:font-style-complex="italic"/>
    </style:style>
    <style:style style:name="T52" style:family="text">
      <style:text-properties style:text-position="0% 100%" fo:font-style="italic" officeooo:rsid="002089e3" style:font-name-asian="Symbol" style:font-style-asian="italic" style:font-name-complex="Symbol" style:font-style-complex="italic"/>
    </style:style>
    <style:style style:name="T53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54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55" style:family="text">
      <style:text-properties style:text-position="0% 100%" fo:font-style="italic" officeooo:rsid="00197f3a" style:font-name-asian="Symbol" style:font-style-asian="italic" style:font-name-complex="Symbol1" style:font-style-complex="italic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style:text-position="0% 100%" fo:font-style="italic" officeooo:rsid="002089e3" style:font-style-asian="italic" style:font-style-complex="italic"/>
    </style:style>
    <style:style style:name="T58" style:family="text">
      <style:text-properties style:text-position="0% 100%" fo:font-style="italic" officeooo:rsid="00228538" style:font-style-asian="italic" style:font-style-complex="italic"/>
    </style:style>
    <style:style style:name="T59" style:family="text">
      <style:text-properties style:text-position="0% 100%" fo:font-style="italic" officeooo:rsid="0020ed2f" style:font-style-asian="italic" style:font-style-complex="italic"/>
    </style:style>
    <style:style style:name="T60" style:family="text">
      <style:text-properties style:text-position="0% 100%" fo:font-style="italic" officeooo:rsid="002634e1" style:font-style-asian="italic" style:font-style-complex="italic"/>
    </style:style>
    <style:style style:name="T61" style:family="text">
      <style:text-properties style:text-position="0% 100%" officeooo:rsid="001dc853" style:font-name-asian="Symbola" style:font-name-complex="Symbola"/>
    </style:style>
    <style:style style:name="T62" style:family="text">
      <style:text-properties style:text-position="0% 100%" officeooo:rsid="001dc853" style:font-name-asian="Times New Roman1" style:font-name-complex="Times New Roman1"/>
    </style:style>
    <style:style style:name="T63" style:family="text">
      <style:text-properties style:text-position="0% 100%" fo:font-style="normal" officeooo:rsid="001dc853" style:font-name-asian="Times New Roman1" style:font-style-asian="normal" style:font-name-complex="Times New Roman1" style:font-style-complex="normal"/>
    </style:style>
    <style:style style:name="T64" style:family="text">
      <style:text-properties style:text-position="0% 100%" fo:font-style="normal" style:font-style-asian="normal" style:font-style-complex="normal"/>
    </style:style>
    <style:style style:name="T65" style:family="text">
      <style:text-properties style:text-position="0% 100%" fo:font-style="normal" officeooo:rsid="00228538" style:font-style-asian="normal" style:font-style-complex="normal"/>
    </style:style>
    <style:style style:name="T66" style:family="text">
      <style:text-properties style:text-position="0% 100%" fo:font-style="normal" officeooo:rsid="001dc853" style:font-style-asian="normal" style:font-style-complex="normal"/>
    </style:style>
    <style:style style:name="T67" style:family="text">
      <style:text-properties style:text-position="0% 100%" fo:font-style="normal" officeooo:rsid="002452e3" style:font-style-asian="normal" style:font-style-complex="normal"/>
    </style:style>
    <style:style style:name="T68" style:family="text">
      <style:text-properties style:text-position="0% 100%" fo:font-style="normal" officeooo:rsid="001bfcd0" style:font-style-asian="normal" style:font-style-complex="normal"/>
    </style:style>
    <style:style style:name="T69" style:family="text">
      <style:text-properties style:text-position="0% 100%" fo:font-style="normal" officeooo:rsid="00197f3a" style:font-style-asian="normal" style:font-style-complex="normal"/>
    </style:style>
    <style:style style:name="T70" style:family="text">
      <style:text-properties style:text-position="0% 100%" fo:font-style="normal" officeooo:rsid="001fe023" style:font-style-asian="normal" style:font-style-complex="normal"/>
    </style:style>
    <style:style style:name="T71" style:family="text">
      <style:text-properties style:text-position="0% 100%" fo:font-style="normal" officeooo:rsid="0046b39a" style:font-style-asian="normal" style:font-style-complex="normal"/>
    </style:style>
    <style:style style:name="T72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73" style:family="text">
      <style:text-properties style:text-position="0% 100%" fo:font-style="normal" officeooo:rsid="0023608f" style:font-name-asian="Symbol" style:font-style-asian="normal" style:font-name-complex="Symbol1" style:font-style-complex="normal"/>
    </style:style>
    <style:style style:name="T74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75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76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77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78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79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80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81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82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83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84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85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86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87" style:family="text">
      <style:text-properties style:text-position="0% 100%" fo:font-size="12pt" fo:language="uk" fo:country="UA" officeooo:rsid="00135bf8" style:font-name-asian="Noto Sans CJK SC Regular" style:font-size-asian="12pt" style:font-name-complex="FreeSans" style:font-size-complex="12pt"/>
    </style:style>
    <style:style style:name="T88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89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90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91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92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93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94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95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96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97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98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99" style:family="text">
      <style:text-properties style:text-position="0% 100%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00" style:family="text">
      <style:text-properties style:text-position="0% 100%" fo:font-size="12pt" fo:language="uk" fo:country="UA" fo:font-style="italic" officeooo:rsid="0022d0a7" style:font-name-asian="Noto Sans CJK SC Regular" style:font-size-asian="12pt" style:font-style-asian="italic" style:font-name-complex="FreeSans" style:font-size-complex="12pt" style:font-style-complex="italic"/>
    </style:style>
    <style:style style:name="T101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102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" style:font-size-complex="12pt" style:font-style-complex="italic"/>
    </style:style>
    <style:style style:name="T103" style:family="text">
      <style:text-properties style:text-position="0% 100%" fo:font-size="12pt" fo:language="uk" fo:country="UA" fo:font-style="italic" officeooo:rsid="003e152a" style:font-name-asian="Times New Roman1" style:font-size-asian="12pt" style:font-style-asian="italic" style:font-name-complex="Times New Roman1" style:font-size-complex="12pt" style:font-style-complex="italic"/>
    </style:style>
    <style:style style:name="T104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105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106" style:family="text">
      <style:text-properties style:text-position="0% 100%" fo:font-size="12pt" fo:language="uk" fo:country="UA" fo:font-style="italic" officeooo:rsid="00135bf8" style:font-name-asian="Symbola" style:font-size-asian="12pt" style:font-style-asian="italic" style:font-name-complex="Symbola" style:font-size-complex="12pt" style:font-style-complex="italic"/>
    </style:style>
    <style:style style:name="T107" style:family="text">
      <style:text-properties style:text-position="0% 100%" fo:font-size="12pt" fo:language="uk" fo:country="UA" fo:font-style="italic" officeooo:rsid="0027a7bb" style:font-name-asian="Symbola" style:font-size-asian="12pt" style:font-style-asian="italic" style:font-name-complex="Symbola" style:font-size-complex="12pt" style:font-style-complex="italic"/>
    </style:style>
    <style:style style:name="T108" style:family="text">
      <style:text-properties style:text-position="0% 100%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3e3f3a" style:font-name-asian="Times New Roman1" style:font-size-asian="12pt" style:font-style-asian="normal" style:font-name-complex="Times New Roman1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5846a8" style:font-name-asian="Times New Roman1" style:font-size-asian="12pt" style:font-style-asian="normal" style:font-name-complex="Times New Roman1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3f9084" style:font-name-asian="Times New Roman1" style:font-size-asian="12pt" style:font-style-asian="normal" style:font-name-complex="Times New Roman1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41c6eb" style:font-name-asian="Times New Roman1" style:font-size-asian="12pt" style:font-style-asian="normal" style:font-name-complex="Times New Roman1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36f0c3" style:font-name-asian="Times New Roman1" style:font-size-asian="12pt" style:font-style-asian="normal" style:font-name-complex="Times New Roman1" style:font-size-complex="12pt" style:font-style-complex="normal"/>
    </style:style>
    <style:style style:name="T116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44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46" style:family="text">
      <style:text-properties style:text-position="0% 100%" fo:font-size="12pt" fo:language="uk" fo:country="UA" fo:font-style="normal" officeooo:rsid="001c4116" style:font-name-asian="Noto Sans CJK SC Regular" style:font-size-asian="12pt" style:font-style-asian="normal" style:font-name-complex="FreeSans" style:font-size-complex="12pt" style:font-style-complex="normal"/>
    </style:style>
    <style:style style:name="T147" style:family="text">
      <style:text-properties style:text-position="0% 100%" fo:font-size="12pt" fo:language="uk" fo:country="UA" fo:font-style="normal" officeooo:rsid="0051c548" style:font-name-asian="Noto Sans CJK SC Regular" style:font-size-asian="12pt" style:font-style-asian="normal" style:font-name-complex="FreeSans" style:font-size-complex="12pt" style:font-style-complex="normal"/>
    </style:style>
    <style:style style:name="T148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149" style:family="text">
      <style:text-properties style:text-position="0% 100%" fo:font-size="12pt" fo:language="uk" fo:country="UA" fo:font-style="normal" officeooo:rsid="001e1726" style:font-name-asian="Noto Sans CJK SC Regular" style:font-size-asian="12pt" style:font-style-asian="normal" style:font-name-complex="FreeSans" style:font-size-complex="12pt" style:font-style-complex="normal"/>
    </style:style>
    <style:style style:name="T150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51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52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53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54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55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156" style:family="text">
      <style:text-properties style:text-position="0% 100%" fo:font-size="12pt" fo:language="uk" fo:country="UA" fo:font-style="normal" officeooo:rsid="0027a7bb" style:font-name-asian="Symbola" style:font-size-asian="12pt" style:font-style-asian="normal" style:font-name-complex="Symbola" style:font-size-complex="12pt" style:font-style-complex="normal"/>
    </style:style>
    <style:style style:name="T157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58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59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60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61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162" style:family="text">
      <style:text-properties style:text-position="0% 100%" fo:font-size="12pt" fo:language="uk" fo:country="UA" officeooo:rsid="0015a149" style:font-name-asian="Symbola" style:font-size-asian="12pt" style:font-name-complex="Symbola" style:font-size-complex="12pt"/>
    </style:style>
    <style:style style:name="T163" style:family="text">
      <style:text-properties style:text-position="0% 100%" fo:font-size="12pt" fo:language="uk" fo:country="UA" style:font-name-asian="Times New Roman1" style:font-size-asian="12pt" style:font-name-complex="Times New Roman1" style:font-size-complex="12pt"/>
    </style:style>
    <style:style style:name="T164" style:family="text">
      <style:text-properties style:text-position="0% 100%" fo:font-size="12pt" fo:language="uk" fo:country="UA" officeooo:rsid="0040232e" style:font-name-asian="Times New Roman1" style:font-size-asian="12pt" style:font-name-complex="Times New Roman1" style:font-size-complex="12pt"/>
    </style:style>
    <style:style style:name="T165" style:family="text">
      <style:text-properties style:text-position="0% 100%" fo:font-size="12pt" fo:language="uk" fo:country="UA" officeooo:rsid="0039020e" style:font-name-asian="Times New Roman1" style:font-size-asian="12pt" style:font-name-complex="Times New Roman1" style:font-size-complex="12pt"/>
    </style:style>
    <style:style style:name="T166" style:family="text">
      <style:text-properties style:text-position="0% 100%" fo:font-size="12pt" fo:language="uk" fo:country="UA" officeooo:rsid="0020ed2f" style:font-name-asian="Times New Roman1" style:font-size-asian="12pt" style:font-name-complex="Times New Roman1" style:font-size-complex="12pt"/>
    </style:style>
    <style:style style:name="T167" style:family="text">
      <style:text-properties style:text-position="0% 100%" fo:font-size="12pt" fo:language="uk" fo:country="UA" officeooo:rsid="003e3f3a" style:font-name-asian="Times New Roman1" style:font-size-asian="12pt" style:font-name-complex="Times New Roman1" style:font-size-complex="12pt"/>
    </style:style>
    <style:style style:name="T168" style:family="text">
      <style:text-properties style:text-position="0% 100%" style:font-name="Times New Roman" fo:font-size="12pt" fo:language="uk" fo:country="UA" officeooo:rsid="00228538" style:font-name-asian="Noto Sans CJK SC Regular" style:font-size-asian="12pt" style:font-name-complex="FreeSans" style:font-size-complex="12pt"/>
    </style:style>
    <style:style style:name="T169" style:family="text">
      <style:text-properties style:text-position="0% 100%" style:font-name="Times New Roman" fo:font-size="12pt" fo:language="uk" fo:country="UA" officeooo:rsid="003a947a" style:font-name-asian="Noto Sans CJK SC Regular" style:font-size-asian="12pt" style:font-name-complex="FreeSans" style:font-size-complex="12pt"/>
    </style:style>
    <style:style style:name="T170" style:family="text">
      <style:text-properties style:text-position="0% 100%" style:font-name="Times New Roman" fo:font-size="12pt" fo:language="uk" fo:country="UA" officeooo:rsid="0016db03" style:font-name-asian="Noto Sans CJK SC Regular" style:font-size-asian="12pt" style:font-name-complex="FreeSans" style:font-size-complex="12pt"/>
    </style:style>
    <style:style style:name="T171" style:family="text">
      <style:text-properties style:text-position="0% 100%" style:font-name="Times New Roman" fo:font-size="12pt" fo:language="uk" fo:country="UA" officeooo:rsid="0023608f" style:font-name-asian="Noto Sans CJK SC Regular" style:font-size-asian="12pt" style:font-name-complex="FreeSans" style:font-size-complex="12pt"/>
    </style:style>
    <style:style style:name="T172" style:family="text">
      <style:text-properties style:text-position="0% 100%" style:font-name="Times New Roman" fo:font-size="12pt" fo:language="uk" fo:country="UA" officeooo:rsid="002452e3" style:font-name-asian="Noto Sans CJK SC Regular" style:font-size-asian="12pt" style:font-name-complex="FreeSans" style:font-size-complex="12pt"/>
    </style:style>
    <style:style style:name="T173" style:family="text">
      <style:text-properties style:text-position="0% 100%" style:font-name="Times New Roman" fo:font-size="12pt" fo:language="uk" fo:country="UA" officeooo:rsid="0021bcea" style:font-name-asian="Noto Sans CJK SC Regular" style:font-size-asian="12pt" style:font-name-complex="FreeSans" style:font-size-complex="12pt"/>
    </style:style>
    <style:style style:name="T174" style:family="text">
      <style:text-properties style:text-position="0% 100%" style:font-name="Times New Roman" fo:font-size="12pt" fo:language="uk" fo:country="UA" officeooo:rsid="0005d324" style:font-name-asian="Noto Sans CJK SC Regular" style:font-size-asian="12pt" style:font-name-complex="FreeSans" style:font-size-complex="12pt"/>
    </style:style>
    <style:style style:name="T175" style:family="text">
      <style:text-properties style:text-position="0% 100%" style:font-name="Times New Roman" fo:font-size="12pt" fo:language="uk" fo:country="UA" officeooo:rsid="001a67f6" style:font-name-asian="Noto Sans CJK SC Regular" style:font-size-asian="12pt" style:font-name-complex="FreeSans" style:font-size-complex="12pt"/>
    </style:style>
    <style:style style:name="T176" style:family="text">
      <style:text-properties style:text-position="0% 100%" style:font-name="Times New Roman" fo:font-size="12pt" fo:language="uk" fo:country="UA" officeooo:rsid="003c7d60" style:font-name-asian="Noto Sans CJK SC Regular" style:font-size-asian="12pt" style:font-name-complex="FreeSans" style:font-size-complex="12pt"/>
    </style:style>
    <style:style style:name="T177" style:family="text">
      <style:text-properties style:text-position="0% 100%" style:font-name="Times New Roman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178" style:family="text">
      <style:text-properties style:text-position="0% 100%" style:font-name="Times New Roman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79" style:family="text">
      <style:text-properties style:text-position="0% 100%" style:font-name="Times New Roman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80" style:family="text">
      <style:text-properties style:text-position="0% 100%" style:font-name="Times New Roman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81" style:family="text">
      <style:text-properties style:text-position="0% 100%" style:font-name="Times New Roman" fo:font-size="12pt" fo:language="uk" fo:country="UA" fo:font-style="italic" officeooo:rsid="003c7d60" style:font-name-asian="Times New Roman1" style:font-size-asian="12pt" style:font-style-asian="italic" style:font-name-complex="Times New Roman1" style:font-size-complex="12pt" style:font-style-complex="italic"/>
    </style:style>
    <style:style style:name="T182" style:family="text">
      <style:text-properties style:text-position="0% 100%" style:font-name="Times New Roman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83" style:family="text">
      <style:text-properties style:text-position="0% 100%" style:font-name="Times New Roman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84" style:family="text">
      <style:text-properties style:text-position="0% 100%" style:font-name="Times New Roman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85" style:family="text">
      <style:text-properties style:text-position="0% 100%" style:font-name="Times New Roman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86" style:family="text">
      <style:text-properties style:text-position="0% 100%" style:font-name="Times New Roman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87" style:family="text">
      <style:text-properties style:text-position="0% 100%" style:font-name="Times New Roman" fo:font-size="12pt" fo:language="uk" fo:country="UA" fo:font-style="normal" officeooo:rsid="001dc853" style:font-name-asian="Times New Roman1" style:font-size-asian="12pt" style:font-style-asian="normal" style:font-name-complex="Times New Roman1" style:font-size-complex="12pt" style:font-style-complex="normal"/>
    </style:style>
    <style:style style:name="T188" style:family="text">
      <style:text-properties style:text-position="0% 100%" style:font-name="Times New Roman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89" style:family="text">
      <style:text-properties style:text-position="0% 100%" officeooo:rsid="001bfcd0"/>
    </style:style>
    <style:style style:name="T190" style:family="text">
      <style:text-properties style:text-position="0% 100%" officeooo:rsid="00228538"/>
    </style:style>
    <style:style style:name="T191" style:family="text">
      <style:text-properties style:text-position="0% 100%" officeooo:rsid="0023608f"/>
    </style:style>
    <style:style style:name="T192" style:family="text">
      <style:text-properties style:text-position="0% 100%" officeooo:rsid="00242283"/>
    </style:style>
    <style:style style:name="T193" style:family="text">
      <style:text-properties style:text-position="0% 100%" style:font-name="Times New Roman1" officeooo:rsid="0011485b" style:font-name-asian="Times New Roman1" style:font-name-complex="Times New Roman1"/>
    </style:style>
    <style:style style:name="T194" style:family="text">
      <style:text-properties style:text-position="0% 100%" style:font-name="Times New Roman1" fo:font-size="12pt" fo:language="uk" fo:country="UA" fo:font-style="italic" officeooo:rsid="001c4116" style:font-name-asian="Times New Roman1" style:font-size-asian="12pt" style:font-style-asian="italic" style:font-name-complex="Times New Roman1" style:font-size-complex="12pt" style:font-style-complex="italic"/>
    </style:style>
    <style:style style:name="T195" style:family="text">
      <style:text-properties style:text-position="0% 100%" style:font-name="Times New Roman1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96" style:family="text">
      <style:text-properties style:text-position="0% 100%" style:font-name="Times New Roman1" fo:language="uk" fo:country="UA" fo:font-style="normal" officeooo:rsid="000624d2" style:font-name-asian="Times New Roman1" style:font-style-asian="normal" style:font-name-complex="Times New Roman1" style:font-style-complex="normal"/>
    </style:style>
    <style:style style:name="T197" style:family="text">
      <style:text-properties style:text-position="0% 100%" officeooo:rsid="002634e1"/>
    </style:style>
    <style:style style:name="T198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99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200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201" style:family="text">
      <style:text-properties style:text-position="0% 100%" fo:language="uk" fo:country="UA" fo:font-style="normal" officeooo:rsid="000624d2" style:font-name-asian="Noto Sans CJK SC Regular" style:font-style-asian="normal" style:font-name-complex="FreeSans" style:font-style-complex="normal"/>
    </style:style>
    <style:style style:name="T202" style:family="text">
      <style:text-properties style:text-position="0% 100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203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204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205" style:family="text">
      <style:text-properties style:text-position="0% 100%" fo:language="uk" fo:country="UA" fo:font-style="normal" officeooo:rsid="001f3702" style:font-name-asian="Noto Sans CJK SC Regular" style:font-style-asian="normal" style:font-name-complex="FreeSans" style:font-style-complex="normal"/>
    </style:style>
    <style:style style:name="T206" style:family="text">
      <style:text-properties style:text-position="0% 100%" fo:language="uk" fo:country="UA" fo:font-style="normal" officeooo:rsid="000c6998" style:font-name-asian="Noto Sans CJK SC Regular" style:font-style-asian="normal" style:font-name-complex="FreeSans" style:font-style-complex="normal"/>
    </style:style>
    <style:style style:name="T207" style:family="text">
      <style:text-properties style:text-position="0% 100%" fo:language="uk" fo:country="UA" fo:font-style="normal" officeooo:rsid="00246311" style:font-name-asian="Symbola" style:font-style-asian="normal" style:font-name-complex="Symbola" style:font-style-complex="normal"/>
    </style:style>
    <style:style style:name="T208" style:family="text">
      <style:text-properties style:text-position="0% 100%" fo:language="uk" fo:country="UA" fo:font-style="normal" officeooo:rsid="000624d2" style:font-name-asian="Symbola" style:font-style-asian="normal" style:font-name-complex="Symbola" style:font-style-complex="normal"/>
    </style:style>
    <style:style style:name="T209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210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211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212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13" style:family="text">
      <style:text-properties style:text-position="0% 100%" fo:language="uk" fo:country="UA" fo:font-style="italic" officeooo:rsid="000624d2" style:font-name-asian="Noto Sans CJK SC Regular" style:font-style-asian="italic" style:font-name-complex="FreeSans" style:font-style-complex="italic"/>
    </style:style>
    <style:style style:name="T214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215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216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217" style:family="text">
      <style:text-properties style:text-position="0% 100%" fo:language="uk" fo:country="UA" fo:font-style="italic" officeooo:rsid="002089e3" style:font-name-asian="Noto Sans CJK SC Regular" style:font-style-asian="italic" style:font-name-complex="FreeSans" style:font-style-complex="italic"/>
    </style:style>
    <style:style style:name="T218" style:family="text">
      <style:text-properties style:text-position="0% 100%" fo:language="uk" fo:country="UA" fo:font-style="italic" officeooo:rsid="002089e3" style:font-name-asian="Symbol" style:font-style-asian="italic" style:font-name-complex="Symbol" style:font-style-complex="italic"/>
    </style:style>
    <style:style style:name="T219" style:family="text">
      <style:text-properties style:text-position="0% 100%" fo:language="uk" fo:country="UA" officeooo:rsid="0023608f" style:font-name-asian="Symbol" style:font-name-complex="Symbol1"/>
    </style:style>
    <style:style style:name="T220" style:family="text">
      <style:text-properties style:text-position="0% 100%" fo:language="uk" fo:country="UA" officeooo:rsid="001dc853" style:font-name-asian="Symbola" style:font-name-complex="Symbola"/>
    </style:style>
    <style:style style:name="T221" style:family="text">
      <style:text-properties style:text-position="0% 100%" fo:language="uk" fo:country="UA" officeooo:rsid="001dc853" style:font-name-asian="Times New Roman1" style:font-name-complex="Times New Roman1"/>
    </style:style>
    <style:style style:name="T222" style:family="text">
      <style:text-properties style:text-position="0% 100%" officeooo:rsid="000d2bcb"/>
    </style:style>
    <style:style style:name="T223" style:family="text">
      <style:text-properties style:text-position="0% 100%" style:font-name="Times New Roman" officeooo:rsid="000c6998"/>
    </style:style>
    <style:style style:name="T224" style:family="text">
      <style:text-properties style:text-position="0% 100%" style:font-name="Times New Roman" officeooo:rsid="000d2bcb"/>
    </style:style>
    <style:style style:name="T225" style:family="text">
      <style:text-properties style:text-position="0% 100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226" style:family="text">
      <style:text-properties style:text-position="0% 100%" style:font-name="Times New Roman" fo:language="uk" fo:country="UA" fo:font-style="normal" officeooo:rsid="001dc853" style:font-name-asian="Symbola" style:font-style-asian="normal" style:font-name-complex="Symbola" style:font-style-complex="normal"/>
    </style:style>
    <style:style style:name="T227" style:family="text">
      <style:text-properties fo:font-size="12pt" fo:language="uk" fo:country="UA" officeooo:rsid="001a6335" style:font-size-asian="12pt" style:font-size-complex="12pt"/>
    </style:style>
    <style:style style:name="T228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29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30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31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32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33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34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35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36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37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38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39" style:family="text">
      <style:text-properties fo:font-size="12pt" fo:language="uk" fo:country="UA" officeooo:rsid="00197f3a" style:font-name-asian="Noto Sans CJK SC Regular" style:font-size-asian="12pt" style:font-name-complex="FreeSans" style:font-size-complex="12pt"/>
    </style:style>
    <style:style style:name="T240" style:family="text">
      <style:text-properties fo:font-size="12pt" fo:language="uk" fo:country="UA" style:font-name-asian="Noto Sans CJK SC Regular" style:font-size-asian="12pt" style:font-name-complex="Times New Roman" style:font-size-complex="12pt"/>
    </style:style>
    <style:style style:name="T241" style:family="text">
      <style:text-properties officeooo:rsid="001bfcd0"/>
    </style:style>
    <style:style style:name="T242" style:family="text">
      <style:text-properties officeooo:rsid="001dc853"/>
    </style:style>
    <style:style style:name="T243" style:family="text">
      <style:text-properties officeooo:rsid="001fe023"/>
    </style:style>
    <style:style style:name="T244" style:family="text">
      <style:text-properties officeooo:rsid="0046b39a"/>
    </style:style>
    <style:style style:name="T245" style:family="text">
      <style:text-properties officeooo:rsid="001cb0ba"/>
    </style:style>
    <style:style style:name="T246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47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1" style:font-style-complex="italic"/>
    </style:style>
    <style:style style:name="T248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49" style:family="text">
      <style:text-properties officeooo:rsid="00189b34"/>
    </style:style>
    <style:style style:name="T250" style:family="text">
      <style:text-properties officeooo:rsid="00197f3a"/>
    </style:style>
    <style:style style:name="T251" style:family="text">
      <style:text-properties officeooo:rsid="000c6998"/>
    </style:style>
    <style:style style:name="T252" style:family="text">
      <style:text-properties fo:language="uk" fo:country="UA"/>
    </style:style>
    <style:style style:name="T253" style:family="text">
      <style:text-properties fo:language="uk" fo:country="UA" officeooo:rsid="000c6998"/>
    </style:style>
    <style:style style:name="T254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55" style:family="text">
      <style:text-properties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56" style:family="text">
      <style:text-properties fo:language="uk" fo:country="UA" fo:font-style="italic" officeooo:rsid="002089e3" style:font-name-asian="Noto Sans CJK SC Regular" style:font-style-asian="italic" style:font-name-complex="FreeSans" style:font-style-complex="italic"/>
    </style:style>
    <style:style style:name="T257" style:family="text">
      <style:text-properties fo:language="uk" fo:country="UA" officeooo:rsid="001a6335" style:font-name-asian="Noto Sans CJK SC Regular" style:font-name-complex="FreeSans"/>
    </style:style>
    <style:style style:name="T258" style:family="text">
      <style:text-properties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59" style:family="text">
      <style:text-properties style:text-position="super 58%"/>
    </style:style>
    <style:style style:name="T260" style:family="text">
      <style:text-properties style:text-position="super 58%" style:font-name="Times New Roman" officeooo:rsid="000c6998"/>
    </style:style>
    <style:style style:name="T261" style:family="text">
      <style:text-properties officeooo:rsid="000d2bcb"/>
    </style:style>
    <style:style style:name="T262" style:family="text">
      <style:text-properties style:font-name="Times New Roman" officeooo:rsid="000c6998"/>
    </style:style>
    <style:style style:name="T263" style:family="text">
      <style:text-properties style:font-name="Times New Roman" fo:font-style="normal" officeooo:rsid="000d2bcb" style:font-style-asian="normal" style:font-style-complex="normal"/>
    </style:style>
    <style:style style:name="T264" style:family="text">
      <style:text-properties style:font-name="Times New Roman" officeooo:rsid="000d2bcb"/>
    </style:style>
    <style:style style:name="T265" style:family="text">
      <style:text-properties style:font-name="Times New Roman" fo:language="uk" fo:country="UA" officeooo:rsid="000c6998"/>
    </style:style>
    <style:style style:name="T266" style:family="text">
      <style:text-properties style:font-name="Times New Roman" fo:language="uk" fo:country="UA" officeooo:rsid="001a6335"/>
    </style:style>
    <style:style style:name="fr1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249">8</text:span></text:p>
      <text:p text:style-name="P4"><text:span text:style-name="T1">Домовленості</text:span>: <text:span text:style-name="T6">БФ - </text:span>булева функція; <text:span text:style-name="T3">Т</text:span><text:span text:style-name="T7">0</text:span><text:span text:style-name="T43">, </text:span><text:span text:style-name="T3">Т</text:span><text:span text:style-name="T7">1</text:span><text:span text:style-name="T43">, </text:span><text:bookmark-start text:name="__DdeLink__656_1770953849"/><text:span text:style-name="T3">L</text:span><text:span text:style-name="T43">,</text:span><text:bookmark-end text:name="__DdeLink__656_1770953849"/><text:span text:style-name="T43"> </text:span><text:span text:style-name="T3">M</text:span><text:span text:style-name="T43">, </text:span><text:span text:style-name="T3">S</text:span><text:span text:style-name="T43"> - множини БФ, що, відповідно, зберігають константу 0, константу 1, лінійних, монотонних і самодвоїстих; </text:span><text:span text:style-name="T44">Р</text:span><text:span text:style-name="T8">2</text:span><text:span text:style-name="T44"> − множина </text:span><text:span text:style-name="T45">в</text:span><text:span text:style-name="T44">сіх БФ, </text:span><text:span text:style-name="T46">¬ </text:span><text:span text:style-name="T44">і ¯ - знаки, що позначають операцію заперечення.</text:span></text:p>
      <text:list xml:id="list3847804130" text:style-name="L1">
        <text:list-item>
          <text:p text:style-name="P6"><text:span text:style-name="T252">Побудувати таблицю істинності БФ </text:span><text:span text:style-name="T255">f</text:span><text:span text:style-name="T257">(</text:span><text:span text:style-name="T255">x</text:span><text:span text:style-name="T257">, </text:span><text:span text:style-name="T255">y</text:span><text:span text:style-name="T258">, </text:span><text:span text:style-name="T254">z</text:span><text:span text:style-name="T257">)</text:span><text:span text:style-name="T255"> </text:span><text:span text:style-name="T257">= </text:span><text:span text:style-name="T217">x</text:span><text:span text:style-name="T220">⊕</text:span><text:span text:style-name="T257">(</text:span><text:span text:style-name="T256">y</text:span><text:span text:style-name="T38"> </text:span><text:span text:style-name="T221">→</text:span><text:span text:style-name="T257"> </text:span><text:span text:style-name="T218">z</text:span><text:span text:style-name="T257">). </text:span></text:p>
        </text:list-item>
        <text:list-item>
          <text:p text:style-name="P18"><text:span text:style-name="T262">Довести, що </text:span><text:span text:style-name="T263">М</text:span><text:span text:style-name="T260">*</text:span><text:span text:style-name="T262">=</text:span><text:span text:style-name="T264">М</text:span><text:span text:style-name="T262"> </text:span><text:span text:style-name="T264">(тут </text:span><text:span text:style-name="T262"><text:s/></text:span><text:span text:style-name="T264">М</text:span><text:span text:style-name="T260">*</text:span><text:span text:style-name="T223"> - </text:span><text:span text:style-name="T224">клас двоїстих до класу</text:span><text:span text:style-name="T223"> </text:span><text:span text:style-name="T224">М</text:span><text:span text:style-name="T223"> </text:span><text:span text:style-name="T224">функцій</text:span><text:span text:style-name="T264">).</text:span></text:p>
        </text:list-item>
        <text:list-item>
          <text:p text:style-name="P13"><text:span text:style-name="T241">Дл</text:span>я БФ <text:span text:style-name="T1">f</text:span>(<text:span text:style-name="T1">x</text:span>, <text:span text:style-name="T1">y</text:span>, <text:span text:style-name="T1">z</text:span>)<text:span text:style-name="T1"> </text:span>= <text:bookmark text:name="__DdeLink__182_38829639611"/><text:span text:style-name="T2">x </text:span><text:span text:style-name="T61">⊕ </text:span><text:span text:style-name="T242">¬</text:span>(<text:span text:style-name="T57">y</text:span><text:span text:style-name="T10"> </text:span><text:span text:style-name="T63">→</text:span><text:span text:style-name="T64"> </text:span><text:span text:style-name="T52">z</text:span>), <text:span text:style-name="T242">що задана аналітично,</text:span> <text:span text:style-name="T245">з</text:span><text:bookmark-start text:name="__DdeLink__188_9823469211"/>а допомогою рівносильних перетворень побудувати <text:span text:style-name="T245">рівну їй</text:span> Д<text:span text:style-name="T242">Д</text:span>НФ<text:bookmark-end text:name="__DdeLink__188_9823469211"/>.</text:p>
        </text:list-item>
        <text:list-item>
          <text:p text:style-name="P13"><text:span text:style-name="T241">Дл</text:span>я БФ <text:span text:style-name="T1">f</text:span>(<text:span text:style-name="T1">x</text:span>, <text:span text:style-name="T1">y</text:span>, <text:span text:style-name="T1">z</text:span>)<text:span text:style-name="T1"> </text:span>= <text:bookmark-start text:name="__DdeLink__182_3882963961"/><text:span text:style-name="T2">x </text:span><text:span text:style-name="T61">⊕ </text:span><text:span text:style-name="T242">¬</text:span>(<text:span text:style-name="T57">y</text:span><text:span text:style-name="T10"> </text:span><text:span text:style-name="T63">→</text:span><text:span text:style-name="T64"> </text:span><text:span text:style-name="T52">z</text:span>)<text:bookmark-end text:name="__DdeLink__182_3882963961"/>, <text:span text:style-name="T242">що задана аналітично,</text:span> <text:span text:style-name="T245">з</text:span><text:bookmark-start text:name="__DdeLink__188_982346921"/>а допомогою рівносильних перетворень побудувати <text:span text:style-name="T245">рівну їй</text:span> ДКНФ<text:bookmark-end text:name="__DdeLink__188_982346921"/>.</text:p>
        </text:list-item>
        <text:list-item>
          <text:p text:style-name="P7"><text:span text:style-name="T75">За</text:span><text:span text:style-name="T76"> </text:span><text:span text:style-name="T77">вектор</text:span><text:span text:style-name="T78">а</text:span><text:span text:style-name="T77">м</text:span><text:span text:style-name="T78">и</text:span><text:span text:style-name="T77"> значень </text:span><text:span text:style-name="T76">БФ </text:span><text:span text:style-name="T89">f</text:span><text:span text:style-name="T76">(</text:span><text:span text:style-name="T89">х</text:span><text:span text:style-name="T12">1</text:span><text:span text:style-name="T76">, </text:span><text:span text:style-name="T89">х</text:span><text:span text:style-name="T12">2</text:span><text:span text:style-name="T76">) = (1011) та БФ </text:span><text:span text:style-name="T89">g</text:span><text:span text:style-name="T76">(</text:span><text:span text:style-name="T89">х</text:span><text:span text:style-name="T12">3</text:span><text:span text:style-name="T76">, </text:span><text:span text:style-name="T89">х</text:span><text:span text:style-name="T17">4</text:span><text:span text:style-name="T76">) = (</text:span><text:span text:style-name="T79">011</text:span><text:span text:style-name="T76">1) </text:span><text:span text:style-name="T75">побудувати таблицю істинності БФ </text:span><text:span text:style-name="T90">h</text:span><text:span text:style-name="T75">(</text:span><text:span text:style-name="T89">х</text:span><text:span text:style-name="T12">1</text:span><text:span text:style-name="T76">, </text:span><text:span text:style-name="T89">х</text:span><text:span text:style-name="T12">2</text:span><text:span text:style-name="T76">, </text:span><text:span text:style-name="T89">х</text:span><text:span text:style-name="T13">4</text:span><text:span text:style-name="T75">) = </text:span><text:span text:style-name="T89">g</text:span><text:span text:style-name="T76">(</text:span><text:span text:style-name="T89">х</text:span><text:span text:style-name="T18">1</text:span><text:span text:style-name="T19"> </text:span><text:span text:style-name="T109">↔</text:span><text:span text:style-name="T89">х</text:span><text:span text:style-name="T20">4</text:span><text:span text:style-name="T76">, </text:span><text:span text:style-name="T89">f</text:span><text:span text:style-name="T76">(</text:span><text:span text:style-name="T12"> </text:span><text:span text:style-name="T89">х</text:span><text:span text:style-name="T18">2</text:span><text:span text:style-name="T76">, </text:span><text:span text:style-name="T89">х</text:span><text:span text:style-name="T14">1</text:span><text:span text:style-name="T161">⊕</text:span><text:span text:style-name="T162">1</text:span><text:span text:style-name="T76">)</text:span><text:span text:style-name="T75">). <text:s/></text:span></text:p>
        </text:list-item>
        <text:list-item>
          <text:p text:style-name="P26"><text:span text:style-name="T169">Подати функ</text:span><text:span text:style-name="T176">ці</text:span><text:span text:style-name="T169">ю </text:span><text:span text:style-name="T179">f</text:span><text:span text:style-name="T169"> у вигляд</text:span><text:span text:style-name="T176">і</text:span><text:span text:style-name="T169"> формули над множиною операц</text:span><text:span text:style-name="T176">ій</text:span><text:span text:style-name="T169"> </text:span><text:span text:style-name="T180">Н</text:span><text:span text:style-name="T169">, </text:span><text:span text:style-name="T176">якщо <text:s/></text:span><text:span text:style-name="T179">f</text:span><text:span text:style-name="T184"> </text:span><text:span text:style-name="T185">= </text:span><text:span text:style-name="T187">→</text:span><text:span text:style-name="T188">, </text:span><text:span text:style-name="T181">H</text:span><text:span text:style-name="T188"> = {</text:span><text:span text:style-name="T186">∣</text:span><text:span text:style-name="T188">}. </text:span></text:p>
        </text:list-item>
        <text:list-item>
          <text:p text:style-name="P19"><text:span text:style-name="T108">Довести, що </text:span><text:span text:style-name="T110">БФ</text:span><text:span text:style-name="T108"> <text:s/></text:span><text:span text:style-name="T89">f</text:span><text:span text:style-name="T118"> <text:s/></text:span><text:span text:style-name="T116">не можна подати формулою над множиною операцій Н, якщо </text:span><text:span text:style-name="T89">f</text:span><text:span text:style-name="T117"> </text:span><text:span text:style-name="T116">= ¯, <text:s text:c="10"/></text:span><text:span text:style-name="T88">Н</text:span><text:span text:style-name="T116"> </text:span><text:span text:style-name="T108">= {∨,∧, </text:span><text:span text:style-name="T111">→, ↔</text:span><text:span text:style-name="T108">}. </text:span></text:p>
        </text:list-item>
        <text:list-item>
          <text:p text:style-name="P7"><text:span text:style-name="T111">Знайти розклад БФ </text:span><text:span text:style-name="T91">f</text:span><text:span text:style-name="T119">(</text:span><text:span text:style-name="T91">х</text:span><text:span text:style-name="T21">1</text:span><text:span text:style-name="T119">, </text:span><text:span text:style-name="T91">х</text:span><text:span text:style-name="T21">2</text:span><text:span text:style-name="T119">, </text:span><text:span text:style-name="T91">х</text:span><text:span text:style-name="T21">3</text:span><text:span text:style-name="T119">, </text:span><text:span text:style-name="T91">х</text:span><text:span text:style-name="T21">4</text:span><text:span text:style-name="T119">)</text:span><text:span text:style-name="T111">, що задана формулою </text:span><text:span text:style-name="T103">А</text:span><text:span text:style-name="T111"> = ((</text:span><text:span text:style-name="T91">х</text:span><text:span text:style-name="T21">1 </text:span><text:span text:style-name="T109">↓ </text:span><text:span text:style-name="T120">((</text:span><text:span text:style-name="T91">х</text:span><text:span text:style-name="T21">2</text:span><text:span text:style-name="T119"> </text:span><text:span text:style-name="T109">↔</text:span><text:span text:style-name="T119"> </text:span><text:span text:style-name="T91">х</text:span><text:span text:style-name="T22">1</text:span><text:span text:style-name="T120">)</text:span><text:span text:style-name="T111"> </text:span><text:span text:style-name="T109">→ </text:span><text:span text:style-name="T91">х</text:span><text:span text:style-name="T21">3</text:span><text:span text:style-name="T109">)</text:span><text:span text:style-name="T151">∣</text:span><text:span text:style-name="T109">(</text:span><text:span text:style-name="T121">¬</text:span><text:span text:style-name="T91">х</text:span><text:span text:style-name="T21">4</text:span><text:span text:style-name="T109">)), </text:span><text:span text:style-name="T111">за змінними </text:span><text:span text:style-name="T112">із </text:span><text:span text:style-name="T111">Z={</text:span><text:span text:style-name="T91">х</text:span><text:span text:style-name="T18">3</text:span><text:span text:style-name="T119">, </text:span><text:span text:style-name="T91">х</text:span><text:span text:style-name="T23">4</text:span><text:span text:style-name="T111">}. </text:span></text:p>
        </text:list-item>
        <text:list-item>
          <text:p text:style-name="P13"><text:span text:style-name="T189">Дл</text:span><text:span text:style-name="T190">я БФ </text:span><text:span text:style-name="T58">f</text:span><text:span text:style-name="T190">(</text:span><text:span text:style-name="T58">x</text:span><text:span text:style-name="T190">, </text:span><text:span text:style-name="T58">y</text:span><text:span text:style-name="T190">, </text:span><text:span text:style-name="T58">z</text:span><text:span text:style-name="T190">) </text:span><text:span text:style-name="T191">= (</text:span><text:span text:style-name="T192">11111010</text:span><text:span text:style-name="T191">) за означенням фіктивної (чи істотної) змінної встановити, якою - фіктивною чи істотною </text:span><text:span text:style-name="T193">−</text:span><text:span text:style-name="T191"> є змінна </text:span><text:span text:style-name="T59">х</text:span><text:span text:style-name="T65">.</text:span><text:span text:style-name="T191"> </text:span></text:p>
        </text:list-item>
        <text:list-item>
          <text:p text:style-name="P15"><text:span text:style-name="T191">Д</text:span><text:span text:style-name="T50">ля </text:span><text:span text:style-name="T197">ДДНФ </text:span><text:span text:style-name="T190">БФ </text:span><text:span text:style-name="T58">f</text:span><text:span text:style-name="T190">(</text:span><text:span text:style-name="T58">x</text:span><text:span text:style-name="T190">, </text:span><text:span text:style-name="T58">y</text:span><text:span text:style-name="T190">, </text:span><text:span text:style-name="T58">z</text:span><text:span text:style-name="T190">) </text:span><text:span text:style-name="T191">= </text:span><text:span text:style-name="T246">x</text:span><text:span text:style-name="T248"><draw:frame draw:style-name="fr1" draw:name="Об'єкт26" text:anchor-type="as-char" svg:width="0.2008in" svg:height="0.1839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46">z</text:span><text:span text:style-name="T247">∨</text:span><text:span text:style-name="T66"><draw:frame draw:style-name="fr2" draw:name="Об'єкт17" text:anchor-type="as-char" svg:y="-0.1492in" svg:width="0.189in" svg:height="0.1854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7"><draw:frame draw:style-name="fr1" draw:name="Об'єкт18" text:anchor-type="as-char" svg:width="0.2008in" svg:height="0.1839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2"><draw:frame draw:style-name="fr2" draw:name="Об'єкт19" text:anchor-type="as-char" svg:y="-0.1492in" svg:width="0.1783in" svg:height="0.1854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3">∨</text:span><text:span text:style-name="T55">ху</text:span><text:span text:style-name="T53"><draw:frame draw:style-name="fr2" draw:name="Об'єкт8" text:anchor-type="as-char" svg:y="-0.1492in" svg:width="0.1783in" svg:height="0.1854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4"> </text:span><text:span text:style-name="T191">побудувати рівний їй </text:span><text:bookmark-start text:name="__DdeLink__1066_1401347031"/><text:span text:style-name="T191">поліном Жегалкіна</text:span><text:bookmark-end text:name="__DdeLink__1066_1401347031"/><text:span text:style-name="T191">.</text:span></text:p>
        </text:list-item>
        <text:list-item>
          <text:p text:style-name="P26"><text:span text:style-name="T171">С</text:span><text:span text:style-name="T172">користавшись методом невизначених коефіцієнтів, подати </text:span><text:span text:style-name="T168">БФ </text:span><text:span text:style-name="T177">f</text:span><text:span text:style-name="T168">(</text:span><text:span text:style-name="T177">x</text:span><text:span text:style-name="T168">, </text:span><text:span text:style-name="T177">y</text:span><text:span text:style-name="T168">, </text:span><text:span text:style-name="T177">z</text:span><text:span text:style-name="T168">) </text:span><text:span text:style-name="T171">= (</text:span><text:span text:style-name="T174">1</text:span><text:span text:style-name="T172">0</text:span><text:span text:style-name="T173">0</text:span><text:span text:style-name="T170">0</text:span><text:span text:style-name="T175">1</text:span><text:span text:style-name="T173">1</text:span><text:span text:style-name="T175">0</text:span><text:span text:style-name="T172">1</text:span><text:span text:style-name="T171">) </text:span><text:span text:style-name="T172">у вигляді </text:span><text:bookmark-start text:name="__DdeLink__1066_14013470311"/><text:span text:style-name="T171">поліном</text:span><text:span text:style-name="T172">у</text:span><text:span text:style-name="T171"> Жегалкіна</text:span><text:bookmark-end text:name="__DdeLink__1066_14013470311"/><text:span text:style-name="T171">.</text:span></text:p>
        </text:list-item>
        <text:list-item>
          <text:p text:style-name="P7"><text:span text:style-name="T230">Довести, що </text:span><text:span text:style-name="T228">х</text:span><text:span text:style-name="T11">і</text:span><text:span text:style-name="T230"> - </text:span><text:span text:style-name="T236">фіктивна</text:span><text:span text:style-name="T230"> змінна БФ </text:span><text:span text:style-name="T228">f</text:span><text:span text:style-name="T230">(</text:span><text:span text:style-name="T228">х</text:span><text:span text:style-name="T11">1</text:span><text:span text:style-name="T230">, </text:span><text:span text:style-name="T228">х</text:span><text:span text:style-name="T11">2</text:span><text:span text:style-name="T230">, ..., </text:span><text:span text:style-name="T228">х</text:span><text:span text:style-name="T11">n</text:span><text:span text:style-name="T230">) тоді і лише тоді, коли </text:span><text:span text:style-name="T228">х</text:span><text:span text:style-name="T11">і</text:span><text:span text:style-name="T230"> явно </text:span><text:span text:style-name="T236">не </text:span><text:span text:style-name="T230">входить у поліном Жегалкіна цієї функції.</text:span><text:span text:style-name="T80"> </text:span></text:p>
        </text:list-item>
        <text:list-item>
          <text:p text:style-name="P8"><text:span text:style-name="T142">Показати, що кількість булевих функцій, що суттєво залежать від n аргументів, визначається рекурентним співвідношенням </text:span><text:span text:style-name="T98">A</text:span><text:span text:style-name="T29">n</text:span><text:span text:style-name="T142"> </text:span><text:span text:style-name="T150">=</text:span><text:span text:style-name="T142"> </text:span><text:span text:style-name="T142"><draw:frame draw:style-name="fr3" draw:name="1" text:anchor-type="as-char" svg:y="-0.2181in" svg:width="0.1929in" svg:height="0.2598in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42"><text:s/>- </text:span><text:span text:style-name="T115"><draw:frame draw:style-name="fr2" draw:name="Об'єкт53" text:anchor-type="as-char" svg:y="-0.1744in" svg:width="0.4083in" svg:height="0.248in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15"><draw:frame draw:style-name="fr2" draw:name="Об'єкт21" text:anchor-type="as-char" svg:y="-0.1744in" svg:width="0.2764in" svg:height="0.248in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01">A</text:span><text:span text:style-name="T30">i</text:span><text:span text:style-name="T142">, де </text:span><text:span text:style-name="T98">A</text:span><text:span text:style-name="T31">i</text:span><text:span text:style-name="T142"> - кількість булевих функцій, що суттєво залежать від </text:span><text:span text:style-name="T98">i</text:span><text:span text:style-name="T142"> аргументів.</text:span></text:p>
        </text:list-item>
        <text:list-item>
          <text:p text:style-name="P9"><text:span text:style-name="T122">Дови</text:span><text:span text:style-name="T123">значити </text:span><text:span text:style-name="T122">БФ</text:span><text:span text:style-name="T123"> </text:span><text:span text:style-name="T92">f <text:s/></text:span><text:span text:style-name="T93">= </text:span><text:span text:style-name="T123">(*001*1**), </text:span><text:span text:style-name="T122">з</text:span><text:span text:style-name="T80">аміни</text:span><text:span text:style-name="T81">вш</text:span><text:span text:style-name="T80">и у кортежі </text:span><text:span text:style-name="T123">(*001*1**)</text:span><text:span text:style-name="T80"> зірочки символами 0 і 1 так, щоб утворився вектор значень деякої лінійної функції </text:span><text:span text:style-name="T92">f</text:span><text:span text:style-name="T123">. </text:span><text:span text:style-name="T122">Записати</text:span><text:span text:style-name="T123"> </text:span><text:span text:style-name="T122">отриману </text:span><text:span text:style-name="T123">функцію </text:span><text:span text:style-name="T92">f </text:span><text:span text:style-name="T124">аналітично</text:span><text:span text:style-name="T123">. </text:span><text:span text:style-name="T124">Відповідь обґрунтувати.</text:span></text:p>
        </text:list-item>
        <text:list-item>
          <text:p text:style-name="P20"><text:span text:style-name="T116">Чи <text:s/>є монотонною БФ </text:span><text:span text:style-name="T89">f</text:span><text:span text:style-name="T117">(</text:span><text:span text:style-name="T89">х</text:span><text:span text:style-name="T17">1</text:span><text:span text:style-name="T117">, </text:span><text:span text:style-name="T89">х</text:span><text:span text:style-name="T17">2</text:span><text:span text:style-name="T117">, </text:span><text:span text:style-name="T89">х</text:span><text:span text:style-name="T24">3</text:span><text:span text:style-name="T117">) = (</text:span><text:span text:style-name="T116">0</text:span><text:span text:style-name="T125">01</text:span><text:span text:style-name="T116">1</text:span><text:span text:style-name="T125">00</text:span><text:span text:style-name="T117">01)? </text:span><text:span text:style-name="T116">Відповідь обґрунтувати.</text:span></text:p>
        </text:list-item>
        <text:list-item>
          <text:p text:style-name="P10"><text:span text:style-name="T230">Довести, що для довільної монотонної БФ </text:span><text:span text:style-name="T228">f</text:span><text:span text:style-name="T230">(</text:span><text:span text:style-name="T228">х</text:span><text:span text:style-name="T11">1</text:span><text:span text:style-name="T230">, </text:span><text:span text:style-name="T228">х</text:span><text:span text:style-name="T11">2</text:span><text:span text:style-name="T230">, ..., </text:span><text:span text:style-name="T228">х</text:span><text:span text:style-name="T11">n</text:span><text:span text:style-name="T230">) справедливий розклад: <text:s text:c="8"/></text:span><text:span text:style-name="T94"><text:s text:c="11"/>f</text:span><text:span text:style-name="T126">(</text:span><text:span text:style-name="T94">х</text:span><text:span text:style-name="T25">1</text:span><text:span text:style-name="T126">, </text:span><text:span text:style-name="T94">х</text:span><text:span text:style-name="T25">2</text:span><text:span text:style-name="T126">, ..., </text:span><text:span text:style-name="T94">х</text:span><text:span text:style-name="T25">n</text:span><text:span text:style-name="T126">) = </text:span><text:span text:style-name="T94">х</text:span><text:span text:style-name="T25">1</text:span><text:span text:style-name="T94">f</text:span><text:span text:style-name="T126">(</text:span><text:span text:style-name="T128">1</text:span><text:span text:style-name="T126">, </text:span><text:span text:style-name="T94">х</text:span><text:span text:style-name="T25">2</text:span><text:span text:style-name="T126">, ..., </text:span><text:span text:style-name="T94">х</text:span><text:span text:style-name="T25">n</text:span><text:span text:style-name="T126">)</text:span><text:span text:style-name="T157">∨</text:span><text:span text:style-name="T94">f</text:span><text:span text:style-name="T126">(</text:span><text:span text:style-name="T128">0</text:span><text:span text:style-name="T126">, </text:span><text:span text:style-name="T94">х</text:span><text:span text:style-name="T25">2</text:span><text:span text:style-name="T126">, ..., </text:span><text:span text:style-name="T94">х</text:span><text:span text:style-name="T25">n</text:span><text:span text:style-name="T126">).</text:span></text:p>
        </text:list-item>
        <text:list-item>
          <text:p text:style-name="P9"><text:span text:style-name="T126">Довести, що довільна монотонна </text:span><text:span text:style-name="T127">БФ</text:span><text:span text:style-name="T126">, що відмінна від константи, може бути представлена </text:span><text:span text:style-name="T128">К</text:span><text:span text:style-name="T126">НФ без заперечень.</text:span></text:p>
        </text:list-item>
        <text:list-item>
          <text:p text:style-name="P8"><text:span text:style-name="T124">Довести, що жодна проста імпліканта монотонної </text:span><text:span text:style-name="T127">БФ</text:span><text:span text:style-name="T124"> не містить заперечень змінних.</text:span></text:p>
        </text:list-item>
        <text:list-item>
          <text:p text:style-name="P18"><text:span text:style-name="T204">Довести</text:span><text:span text:style-name="T203">, що не існує самодвоїстої </text:span><text:span text:style-name="T204">БФ</text:span><text:span text:style-name="T203">, </text:span><text:span text:style-name="T204">істотно</text:span><text:span text:style-name="T203"> залежної від двох </text:span><text:span text:style-name="T124">змінних. </text:span></text:p>
        </text:list-item>
        <text:list-item>
          <text:p text:style-name="P8"><text:span text:style-name="T124">Довести, що скорочена ДНФ, що представляє монотонну </text:span><text:span text:style-name="T127">БФ</text:span><text:span text:style-name="T124">, є мінімальною </text:span><text:span text:style-name="T127">ДНФ</text:span><text:span text:style-name="T124">.</text:span></text:p>
        </text:list-item>
        <text:list-item>
          <text:p text:style-name="P27"><text:span text:style-name="T182">Визначити число тупикових ДНФ та число мінімальних ДНФ </text:span><text:span text:style-name="T183">булевої функції</text:span><text:span text:style-name="T182"> <text:s text:c="21"/></text:span><text:span text:style-name="T178">f</text:span><text:span text:style-name="T182">(</text:span><text:span text:style-name="T178">х</text:span><text:span text:style-name="T39">1</text:span><text:span text:style-name="T182">, </text:span><text:span text:style-name="T178">х</text:span><text:span text:style-name="T39">2</text:span><text:span text:style-name="T182">, ..., </text:span><text:span text:style-name="T178">х</text:span><text:span text:style-name="T39">n</text:span><text:span text:style-name="T182">)= (011111...110).</text:span></text:p>
        </text:list-item>
        <text:list-item>
          <text:p text:style-name="P8"><text:span text:style-name="T123">Мінімізувати </text:span><text:span text:style-name="T140">БФ</text:span><text:span text:style-name="T123"> </text:span><text:span text:style-name="T92">f</text:span><text:span text:style-name="T140"> за допомогою </text:span><text:span text:style-name="T123">метод</text:span><text:span text:style-name="T144">у</text:span><text:span text:style-name="T140"> Блейка і </text:span><text:span text:style-name="T123">метод</text:span><text:span text:style-name="T141">у </text:span><text:span text:style-name="T145">Петрика</text:span><text:span text:style-name="T140">, </text:span><text:span text:style-name="T142">якщо <text:s text:c="37"/></text:span><text:span text:style-name="T92"><text:s text:c="7"/>f</text:span><text:span text:style-name="T129">(</text:span><text:span text:style-name="T90">x</text:span><text:span text:style-name="T129">, </text:span><text:span text:style-name="T90">y</text:span><text:span text:style-name="T129">, </text:span><text:span text:style-name="T90">z</text:span><text:span text:style-name="T129">) </text:span><text:span text:style-name="T123">= </text:span><text:span text:style-name="T121">¬</text:span><text:span text:style-name="T142">((</text:span><text:span text:style-name="T121"><draw:frame draw:style-name="fr2" draw:name="Об'єкт10" text:anchor-type="as-char" svg:y="-0.1492in" svg:width="0.189in" svg:height="0.1854in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54">∨</text:span><text:span text:style-name="T158"><draw:frame draw:style-name="fr2" draw:name="Об'єкт11" text:anchor-type="as-char" svg:y="-0.1492in" svg:width="0.1783in" svg:height="0.1854in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59">)(</text:span><text:span text:style-name="T104">у</text:span><text:span text:style-name="T154">∨</text:span><text:span text:style-name="T158"><draw:frame draw:style-name="fr2" draw:name="Об'єкт12" text:anchor-type="as-char" svg:y="-0.1492in" svg:width="0.1783in" svg:height="0.1854in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59">))</text:span><text:span text:style-name="T154">∨</text:span><text:span text:style-name="T157"><draw:frame draw:style-name="fr2" draw:name="Об'єкт15" text:anchor-type="as-char" svg:y="-0.1492in" svg:width="0.189in" svg:height="0.1854in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43"><draw:frame draw:style-name="fr1" draw:name="Об'єкт27" text:anchor-type="as-char" svg:width="0.2008in" svg:height="0.1839in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57">∨</text:span><text:span text:style-name="T105">x</text:span><text:span text:style-name="T143">(</text:span><text:span text:style-name="T97">у</text:span><text:span text:style-name="T157">∨</text:span><text:span text:style-name="T142"><draw:frame draw:style-name="fr1" draw:name="Об'єкт7" text:anchor-type="as-char" svg:width="0.2008in" svg:height="0.1839in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58">z</text:span><text:span text:style-name="T159">).</text:span><text:span text:style-name="T98"> </text:span></text:p>
        </text:list-item>
        <text:list-item>
          <text:p text:style-name="P21"><text:soft-page-break/><text:span text:style-name="T116">Знайти двоїсту БФ для </text:span><text:span text:style-name="T129">БФ </text:span><text:span text:style-name="T90">f</text:span><text:span text:style-name="T129">(</text:span><text:span text:style-name="T90">x</text:span><text:span text:style-name="T129">, </text:span><text:span text:style-name="T90">y</text:span><text:span text:style-name="T129">, </text:span><text:span text:style-name="T90">z</text:span><text:span text:style-name="T129">) </text:span><text:span text:style-name="T123">= (</text:span><text:span text:style-name="T116">0</text:span><text:span text:style-name="T130">0</text:span><text:span text:style-name="T116">0</text:span><text:span text:style-name="T146">1</text:span><text:span text:style-name="T131">1</text:span><text:span text:style-name="T128">1</text:span><text:span text:style-name="T131">0</text:span><text:span text:style-name="T130">1</text:span><text:span text:style-name="T123">). </text:span><text:span text:style-name="T124">Відповідь обґрунтувати.</text:span></text:p>
        </text:list-item>
        <text:list-item>
          <text:p text:style-name="P7"><text:span text:style-name="T124">Ч</text:span><text:span text:style-name="T132">и є БФ </text:span><text:span text:style-name="T90">f</text:span><text:span text:style-name="T129">(</text:span><text:span text:style-name="T90">x</text:span><text:span text:style-name="T129">, </text:span><text:span text:style-name="T90">y</text:span><text:span text:style-name="T129">, </text:span><text:span text:style-name="T90">z</text:span><text:span text:style-name="T129">) </text:span><text:span text:style-name="T123">= (</text:span><text:span text:style-name="T126">0</text:span><text:span text:style-name="T130">0</text:span><text:span text:style-name="T126">0</text:span><text:span text:style-name="T146">1</text:span><text:span text:style-name="T131">1</text:span><text:span text:style-name="T128">1</text:span><text:span text:style-name="T131">0</text:span><text:span text:style-name="T130">1</text:span><text:span text:style-name="T123">) </text:span><text:span text:style-name="T132">(див. попередню задачу) самодвоїстою?</text:span><text:span text:style-name="T123"> </text:span><text:span text:style-name="T124">Відповідь обґрунтувати.</text:span></text:p>
        </text:list-item>
        <text:list-item>
          <text:p text:style-name="P18"><text:span text:style-name="T124">Визначити довжину скороченої днф функції </text:span><text:span text:style-name="T206">х</text:span><text:span text:style-name="T35">1</text:span><text:span text:style-name="T210">⊕</text:span><text:span text:style-name="T211">х</text:span><text:span text:style-name="T36">2</text:span><text:span text:style-name="T210">⊕ ... ⊕ </text:span><text:span text:style-name="T211">х</text:span><text:span text:style-name="T36">n</text:span><text:span text:style-name="T211">.</text:span></text:p>
        </text:list-item>
        <text:list-item>
          <text:p text:style-name="P7"><text:span text:style-name="T124">З</text:span><text:span text:style-name="T132">найти </text:span><text:span text:style-name="T133">(</text:span><text:span text:style-name="T132">аналітично</text:span><text:span text:style-name="T133">)</text:span><text:span text:style-name="T132"> двоїсту БФ до БФ </text:span><text:span text:style-name="T90">f</text:span><text:span text:style-name="T129">(</text:span><text:span text:style-name="T90">x</text:span><text:span text:style-name="T129">, </text:span><text:span text:style-name="T90">y</text:span><text:span text:style-name="T129">) </text:span><text:span text:style-name="T123">= <text:s/></text:span><text:bookmark-start text:name="__DdeLink__182_388296396111"/><text:span text:style-name="T95">x</text:span><text:bookmark-end text:name="__DdeLink__182_388296396111"/><text:span text:style-name="T194">↓</text:span><text:span text:style-name="T195">у</text:span><text:span text:style-name="T134">.</text:span></text:p>
        </text:list-item>
        <text:list-item>
          <text:p text:style-name="P16"><text:span text:style-name="T203">Довести, якщо </text:span><text:span text:style-name="T1">f</text:span> не є константою, а <text:span text:style-name="T1">f</text:span><text:span text:style-name="T219">∨</text:span><text:span text:style-name="T1">f</text:span><text:span text:style-name="T50">*</text:span> - константа, то <text:s/><text:span text:style-name="T214">f</text:span><text:span text:style-name="T209">∉</text:span><text:span text:style-name="T215">М</text:span><text:span text:style-name="T209">∪</text:span><text:bookmark-start text:name="__DdeLink__608_1418879442121"/><text:span text:style-name="T216">S</text:span><text:bookmark-end text:name="__DdeLink__608_1418879442121"/><text:span text:style-name="T216">.</text:span></text:p>
        </text:list-item>
        <text:list-item>
          <text:p text:style-name="P22"><text:span text:style-name="T74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82">Відповідь обґрунтувати.</text:span></text:p>
        </text:list-item>
        <text:list-item>
          <text:p text:style-name="P23"><text:span text:style-name="T74">Користуючись методом зведення до функ</text:span><text:span text:style-name="T83">ці</text:span><text:span text:style-name="T74">онально повно</text:span><text:span text:style-name="T83">ї</text:span><text:span text:style-name="T74"> системи </text:span><text:span text:style-name="T164">Σ</text:span><text:span text:style-name="T32">2</text:span><text:span text:style-name="T83"> = {</text:span><text:span text:style-name="T164">∧, ¯</text:span><text:span text:style-name="T83">}</text:span><text:span text:style-name="T74">, </text:span><text:span text:style-name="T164">Σ</text:span><text:span text:style-name="T32">1</text:span><text:span text:style-name="T83"> = {</text:span><text:span text:style-name="T164">∨, ¯</text:span><text:span text:style-name="T83">}</text:span><text:span text:style-name="T74"> або <text:s/></text:span><text:span text:style-name="T164">Σ</text:span><text:span text:style-name="T32">0</text:span><text:span text:style-name="T83"> = {</text:span><text:span text:style-name="T164">∨,∧, ¯</text:span><text:span text:style-name="T83">},</text:span><text:span text:style-name="T74"> довести функ</text:span><text:span text:style-name="T84">ціо</text:span><text:span text:style-name="T74">нальну повноту системи </text:span><text:span text:style-name="T164">Σ</text:span><text:span text:style-name="T74"> </text:span><text:span text:style-name="T83">= {</text:span><text:span text:style-name="T87">(</text:span><text:span text:style-name="T90">х</text:span><text:span text:style-name="T164">∧</text:span><text:span text:style-name="T90">у</text:span><text:span text:style-name="T87">)</text:span><text:span text:style-name="T161">⊕</text:span><text:span text:style-name="T106">z</text:span><text:span text:style-name="T75">, </text:span><text:span text:style-name="T87">(</text:span><text:span text:style-name="T90">х</text:span><text:span text:style-name="T167">↔</text:span><text:span text:style-name="T90">у</text:span><text:span text:style-name="T87">)</text:span><text:span text:style-name="T161">⊕</text:span><text:span text:style-name="T106">z</text:span><text:span text:style-name="T83">}</text:span><text:span text:style-name="T74">. </text:span></text:p>
        </text:list-item>
        <text:list-item>
          <text:p text:style-name="P24"><text:span text:style-name="T74">Чи є </text:span><text:span text:style-name="T86">функ</text:span><text:span text:style-name="T83">ці</text:span><text:span text:style-name="T86">онально повно</text:span><text:span text:style-name="T74">ю</text:span><text:span text:style-name="T86"> систем</text:span><text:span text:style-name="T74">а БФ</text:span><text:span text:style-name="T86"> </text:span><text:span text:style-name="T164">Σ </text:span><text:span text:style-name="T163">= </text:span><text:span text:style-name="T83">{</text:span><text:span text:style-name="T164">∧, </text:span><text:span text:style-name="T161">⊕</text:span><text:span text:style-name="T165">, </text:span><text:span text:style-name="T166">0</text:span><text:span text:style-name="T83">}? </text:span><text:span text:style-name="T82">Відповідь обґрунтувати. </text:span></text:p>
        </text:list-item>
        <text:list-item>
          <text:p text:style-name="P25"><text:span text:style-name="T74">Чи є базисом в Р</text:span><text:span text:style-name="T11">2</text:span><text:span text:style-name="T74"> </text:span><text:span text:style-name="T86">систем</text:span><text:span text:style-name="T74">а</text:span><text:span text:style-name="T86"> </text:span><text:span text:style-name="T74">БФ </text:span><text:span text:style-name="T164">Σ</text:span><text:span text:style-name="T83"> = {</text:span><text:span text:style-name="T164">∨,∧, <text:s/>¯</text:span><text:span text:style-name="T83">}</text:span><text:span text:style-name="T85">?</text:span><text:span text:style-name="T83"> </text:span><text:span text:style-name="T82">Відповідь обґрунтувати. </text:span></text:p>
        </text:list-item>
        <text:list-item>
          <text:p text:style-name="P11"><text:span text:style-name="T135">Чи є </text:span><text:span text:style-name="T136">функ</text:span><text:span text:style-name="T137">ці</text:span><text:span text:style-name="T136">онально повно</text:span><text:span text:style-name="T135">ю</text:span><text:span text:style-name="T136"> систем</text:span><text:span text:style-name="T135">а БФ</text:span><text:span text:style-name="T136"> </text:span><text:span text:style-name="T113">Σ </text:span><text:span text:style-name="T114">= </text:span><text:span text:style-name="T137">{</text:span><text:span text:style-name="T138">(0</text:span><text:span text:style-name="T139">111</text:span><text:span text:style-name="T138">)</text:span><text:span text:style-name="T113">, </text:span><text:span text:style-name="T138">(</text:span><text:span text:style-name="T147">1</text:span><text:span text:style-name="T139">1</text:span><text:span text:style-name="T148">01101</text:span><text:span text:style-name="T149">1</text:span><text:span text:style-name="T138">)</text:span><text:span text:style-name="T113">, </text:span><text:span text:style-name="T153">(0</text:span><text:span text:style-name="T155">1</text:span><text:span text:style-name="T153">11</text:span><text:span text:style-name="T155">1</text:span><text:span text:style-name="T153">111)</text:span><text:span text:style-name="T137">}? </text:span><text:span text:style-name="T124">Відповідь обґрунтувати.</text:span></text:p>
        </text:list-item>
        <text:list-item>
          <text:p text:style-name="P7"><text:span text:style-name="T82">Д</text:span><text:span text:style-name="T74">овести, що коли </text:span><text:span text:style-name="T75"><text:s/></text:span><text:span text:style-name="T90">f</text:span><text:span text:style-name="T160">∉</text:span><text:span text:style-name="T95">Т</text:span><text:span text:style-name="T15">0</text:span><text:span text:style-name="T160">∪</text:span><text:span text:style-name="T95">Т</text:span><text:span text:style-name="T15">1</text:span><text:span text:style-name="T160">∪</text:span><text:bookmark-start text:name="__DdeLink__608_141887944212"/><text:span text:style-name="T88">S</text:span><text:bookmark-end text:name="__DdeLink__608_141887944212"/><text:span text:style-name="T74">, то {</text:span><text:span text:style-name="T75"> </text:span><text:span text:style-name="T90">f</text:span><text:span text:style-name="T74">} − функціонально повна система.</text:span></text:p>
        </text:list-item>
        <text:list-item>
          <text:p text:style-name="P7"><text:span text:style-name="T136">Чи існує базис в P</text:span><text:span text:style-name="T26">2</text:span><text:span text:style-name="T136">, що складається з таких чотирьох функцій </text:span><text:span text:style-name="T96">f</text:span><text:span text:style-name="T26">1</text:span><text:span text:style-name="T136">, </text:span><text:span text:style-name="T96">f</text:span><text:span text:style-name="T26">2</text:span><text:span text:style-name="T136">, </text:span><text:span text:style-name="T96">f</text:span><text:span text:style-name="T26">3</text:span><text:span text:style-name="T136">, </text:span><text:span text:style-name="T96">f</text:span><text:span text:style-name="T26">4</text:span><text:span text:style-name="T136">, що </text:span><text:span text:style-name="T90">f</text:span><text:span text:style-name="T26">1</text:span><text:span text:style-name="T152">∉</text:span><text:span text:style-name="T95">Т</text:span><text:span text:style-name="T27">0</text:span><text:span text:style-name="T136">, </text:span><text:span text:style-name="T90">f</text:span><text:span text:style-name="T28">2</text:span><text:span text:style-name="T152">∉</text:span><text:span text:style-name="T95">Т</text:span><text:span text:style-name="T28">1</text:span><text:span text:style-name="T136">, </text:span><text:span text:style-name="T90">f</text:span><text:span text:style-name="T28">3</text:span><text:span text:style-name="T152">∉</text:span><text:span text:style-name="T96">L</text:span><text:span text:style-name="T136">, </text:span><text:span text:style-name="T90">f</text:span><text:span text:style-name="T28">4</text:span><text:span text:style-name="T152">∉</text:span><text:span text:style-name="T136">S? </text:span><text:span text:style-name="T124">Відповідь обґрунтувати.</text:span></text:p>
        </text:list-item>
        <text:list-item>
          <text:p text:style-name="P12"><text:span text:style-name="T230">Визначити </text:span><text:span text:style-name="T237">кількість</text:span><text:span text:style-name="T230"> </text:span><text:span text:style-name="T238">БФ</text:span><text:span text:style-name="T230"> від </text:span><text:span text:style-name="T74">n</text:span><text:span text:style-name="T230"> змінних, </text:span><text:span text:style-name="T238">що</text:span><text:span text:style-name="T230"> належать множині </text:span><text:bookmark text:name="__DdeLink__608_141887944211"/><text:span text:style-name="T100">М</text:span><text:span text:style-name="T152">∩</text:span><text:span text:style-name="T99">L</text:span><text:span text:style-name="T152">∩</text:span><text:span text:style-name="T107">S</text:span><text:span text:style-name="T102">.</text:span><text:span text:style-name="T240"> </text:span><text:span text:style-name="T124">Відповідь обґрунтувати.</text:span></text:p>
        </text:list-item>
        <text:list-item>
          <text:p text:style-name="P17"><text:span text:style-name="T198">Визначити </text:span><text:span text:style-name="T199">кількість</text:span><text:span text:style-name="T198"> </text:span><text:span text:style-name="T200">БФ</text:span><text:span text:style-name="T198"> від n змінних, </text:span><text:span text:style-name="T200">що</text:span><text:span text:style-name="T198"> належать множині</text:span><text:span text:style-name="T212"> </text:span><text:span text:style-name="T213">L</text:span><text:span text:style-name="T207">\</text:span><text:span text:style-name="T208">(</text:span><text:bookmark-start text:name="__DdeLink__608_141887944121"/><text:span text:style-name="T216">Т</text:span><text:bookmark-end text:name="__DdeLink__608_141887944121"/><text:span text:style-name="T33">0</text:span><text:bookmark text:name="__DdeLink__608_1418879443"/><text:span text:style-name="T196">∪</text:span><text:bookmark-start text:name="__DdeLink__608_141887944131"/><text:span text:style-name="T216">Т</text:span><text:bookmark-end text:name="__DdeLink__608_141887944131"/><text:bookmark text:name="__DdeLink__608_141887944111"/><text:span text:style-name="T34">1</text:span><text:bookmark text:name="__DdeLink__608_1418879444"/><text:span text:style-name="T201">)</text:span><text:span text:style-name="T198">. </text:span><text:span text:style-name="T203">Відповідь обґрунтувати.</text:span></text:p>
        </text:list-item>
        <text:list-item>
          <text:p text:style-name="P18"><text:span text:style-name="T266">Визначити число тупикових днф та число мінімальних днф функції </text:span><text:span text:style-name="T265">х</text:span><text:span text:style-name="T41">1</text:span><text:span text:style-name="T226">⊕</text:span><text:span text:style-name="T225">х</text:span><text:span text:style-name="T42">2</text:span><text:span text:style-name="T226">⊕ ... ⊕ </text:span><text:span text:style-name="T225">х</text:span><text:span text:style-name="T42">n</text:span><text:span text:style-name="T225">.</text:span></text:p>
        </text:list-item>
        <text:list-item>
          <text:p text:style-name="P12"><text:span text:style-name="T227">Для БФ </text:span><text:span text:style-name="T229">f</text:span><text:span text:style-name="T231">(</text:span><text:span text:style-name="T229">x</text:span><text:span text:style-name="T231">, </text:span><text:span text:style-name="T229">y</text:span><text:span text:style-name="T231">)</text:span><text:span text:style-name="T229"> </text:span><text:span text:style-name="T231">= (</text:span><text:span text:style-name="T239">1</text:span><text:span text:style-name="T231">0</text:span><text:span text:style-name="T239">01</text:span><text:span text:style-name="T231">), </text:span><text:span text:style-name="T232">що задана табли</text:span><text:span text:style-name="T233">цею істинності </text:span><text:span text:style-name="T234">(вектором значень)</text:span><text:span text:style-name="T232">,</text:span><text:span text:style-name="T231"> знайти рівн</text:span><text:span text:style-name="T235">у</text:span><text:span text:style-name="T231"> їй ДДНФ.</text:span></text:p>
        </text:list-item>
        <text:list-item>
          <text:p text:style-name="P14"><text:span text:style-name="T68">Дл</text:span><text:span text:style-name="T203">я БФ </text:span><text:span text:style-name="T60">f</text:span><text:span text:style-name="T203">(</text:span><text:span text:style-name="T60">x</text:span><text:span text:style-name="T203">, </text:span><text:span text:style-name="T60">y</text:span><text:span text:style-name="T203">)</text:span><text:span text:style-name="T60"> </text:span><text:span text:style-name="T203">= (</text:span><text:span text:style-name="T69">1</text:span><text:span text:style-name="T203">0</text:span><text:span text:style-name="T69">01</text:span><text:span text:style-name="T203">), </text:span><text:span text:style-name="T66">що задана табли</text:span><text:span text:style-name="T70">цею істинності </text:span><text:span text:style-name="T71">(вектором значень)</text:span><text:span text:style-name="T66">,</text:span><text:span text:style-name="T203"> знайти рівн</text:span><text:span text:style-name="T68">у</text:span><text:span text:style-name="T203"> їй Д</text:span><text:span text:style-name="T68">К</text:span><text:span text:style-name="T203">НФ.</text:span></text:p>
          <text:p text:style-name="P28"/>
        </text:list-item>
      </text:list>
      <text:p text:style-name="P3"/>
      <text:p text:style-name="P1"/>
      <text:p text:style-name="P1"/>
      <text:p text:style-name="P2"><text:bookmark-start text:name="__DdeLink__608_141887944"/><text:s/><text:bookmark-end text:name="__DdeLink__608_14188794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4:19:28.427278447</meta:creation-date>
    <dc:date>2022-02-23T23:49:27.029687218</dc:date>
    <meta:editing-duration>PT50M43S</meta:editing-duration>
    <meta:editing-cycles>10</meta:editing-cycles>
    <meta:generator>LibreOffice/6.4.7.2$Linux_X86_64 LibreOffice_project/40$Build-2</meta:generator>
    <meta:document-statistic meta:table-count="0" meta:image-count="0" meta:object-count="14" meta:page-count="2" meta:paragraph-count="42" meta:word-count="735" meta:character-count="4402" meta:non-whitespace-character-count="3627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0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8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19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0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9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